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TakaoPGothic" fo:font-size="10pt" fo:font-style="normal" fo:text-shadow="none" style:text-underline-style="none" fo:font-weight="normal" style:letter-kerning="true" style:font-name-asian="TakaoPGothic1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cm" svg:height="8.999cm" svg:x="3cm" svg:y="3.3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7cm" svg:y="2.2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9cm" svg:y="7.15cm">
          <draw:text-box>
            <text:p><text:span text:style-name="T1">t</text:span></text:p>
          </draw:text-box>
        </draw:frame>
        <draw:line draw:style-name="gr3" draw:text-style-name="P4" draw:layer="layout" svg:x1="8.999cm" svg:y1="3.599cm" svg:x2="8.999cm" svg:y2="11.499cm">
          <text:p/>
        </draw:line>
        <draw:line draw:style-name="gr3" draw:text-style-name="P4" draw:layer="layout" svg:x1="11.898cm" svg:y1="3.598cm" svg:x2="11.898cm" svg:y2="11.498cm">
          <text:p/>
        </draw:line>
        <draw:line draw:style-name="gr3" draw:text-style-name="P4" draw:layer="layout" svg:x1="14.798cm" svg:y1="3.598cm" svg:x2="14.798cm" svg:y2="11.498cm">
          <text:p/>
        </draw:line>
        <draw:line draw:style-name="gr3" draw:text-style-name="P4" draw:layer="layout" svg:x1="17.698cm" svg:y1="3.598cm" svg:x2="17.698cm" svg:y2="11.498cm">
          <text:p/>
        </draw:line>
        <draw:line draw:style-name="gr3" draw:text-style-name="P4" draw:layer="layout" svg:x1="6.098cm" svg:y1="3.598cm" svg:x2="6.098cm" svg:y2="11.498cm">
          <text:p/>
        </draw:line>
        <draw:frame draw:style-name="gr4" draw:text-style-name="P5" draw:layer="layout" svg:width="0.8cm" svg:height="0.628cm" svg:x="4.3cm" svg:y="11.3cm">
          <draw:text-box>
            <text:p><text:span text:style-name="T2">τ</text:span></text:p>
          </draw:text-box>
        </draw:frame>
        <draw:line draw:style-name="gr5" draw:text-style-name="P4" draw:layer="layout" svg:x1="3.483cm" svg:y1="11.05cm" svg:x2="5.783cm" svg:y2="11.05cm">
          <text:p/>
        </draw:line>
        <draw:line draw:style-name="gr5" draw:text-style-name="P4" draw:layer="layout" svg:x1="6.4cm" svg:y1="11.1cm" svg:x2="8.7cm" svg:y2="11.1cm">
          <text:p/>
        </draw:line>
        <draw:line draw:style-name="gr5" draw:text-style-name="P4" draw:layer="layout" svg:x1="9.3cm" svg:y1="11.1cm" svg:x2="11.6cm" svg:y2="11.1cm">
          <text:p/>
        </draw:line>
        <draw:line draw:style-name="gr5" draw:text-style-name="P4" draw:layer="layout" svg:x1="12.1cm" svg:y1="11.1cm" svg:x2="14.4cm" svg:y2="11.1cm">
          <text:p/>
        </draw:line>
        <draw:line draw:style-name="gr5" draw:text-style-name="P4" draw:layer="layout" svg:x1="15.1cm" svg:y1="11.1cm" svg:x2="17.4cm" svg:y2="11.1cm">
          <text:p/>
        </draw:line>
        <draw:frame draw:style-name="gr4" draw:text-style-name="P5" draw:layer="layout" svg:width="3.8cm" svg:height="0.628cm" svg:x="6.1cm" svg:y="4.172cm">
          <draw:text-box>
            <text:p><text:span text:style-name="T3">f[i-1] = f( (</text:span><text:span text:style-name="T2">i-1)</text:span><text:span text:style-name="T2">・</text:span><text:span text:style-name="T2">τ)</text:span></text:p>
          </draw:text-box>
        </draw:frame>
        <draw:frame draw:style-name="gr4" draw:text-style-name="P5" draw:layer="layout" svg:width="3.1cm" svg:height="0.628cm" svg:x="9.1cm" svg:y="5.572cm">
          <draw:text-box>
            <text:p><text:span text:style-name="T3">f[i] = f(</text:span><text:span text:style-name="T2">i</text:span><text:span text:style-name="T2">・</text:span><text:span text:style-name="T2">τ)</text:span></text:p>
          </draw:text-box>
        </draw:frame>
        <draw:frame draw:style-name="gr4" draw:text-style-name="P5" draw:layer="layout" svg:width="0.8cm" svg:height="0.628cm" svg:x="7.2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0.1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2.9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5.9cm" svg:y="11.3cm">
          <draw:text-box>
            <text:p><text:span text:style-name="T2">τ</text:span></text:p>
          </draw:text-box>
        </draw:frame>
        <draw:frame draw:style-name="gr4" draw:text-style-name="P5" draw:layer="layout" svg:width="1.2cm" svg:height="0.628cm" svg:x="9cm" svg:y="7.9cm">
          <draw:text-box>
            <text:p><text:span text:style-name="T2">i</text:span><text:span text:style-name="T2">・</text:span><text:span text:style-name="T2">τ</text:span></text:p>
          </draw:text-box>
        </draw:frame>
        <draw:frame draw:style-name="gr6" draw:text-style-name="P5" draw:layer="layout" svg:width="1.8cm" svg:height="0.7cm" svg:x="6.1cm" svg:y="7.9cm">
          <draw:text-box>
            <text:p><text:span text:style-name="T2">(i-1)</text:span><text:span text:style-name="T2">・</text:span><text:span text:style-name="T2">τ</text:span></text:p>
          </draw:text-box>
        </draw:frame>
        <draw:frame draw:style-name="gr6" draw:text-style-name="P5" draw:layer="layout" svg:width="1.8cm" svg:height="0.7cm" svg:x="11.8cm" svg:y="7.9cm">
          <draw:text-box>
            <text:p><text:span text:style-name="T2">(i+1)</text:span><text:span text:style-name="T2">・</text:span><text:span text:style-name="T2">τ</text:span></text:p>
          </draw:text-box>
        </draw:frame>
        <draw:frame draw:style-name="gr6" draw:text-style-name="P5" draw:layer="layout" svg:width="1.8cm" svg:height="0.7cm" svg:x="14.8cm" svg:y="7.9cm">
          <draw:text-box>
            <text:p><text:span text:style-name="T2">(i+2)</text:span><text:span text:style-name="T2">・</text:span><text:span text:style-name="T2">τ</text:span></text:p>
          </draw:text-box>
        </draw:frame>
        <draw:frame draw:style-name="gr6" draw:text-style-name="P5" draw:layer="layout" svg:width="1.8cm" svg:height="0.7cm" svg:x="3.3cm" svg:y="7.9cm">
          <draw:text-box>
            <text:p><text:span text:style-name="T2">(i-2)</text:span><text:span text:style-name="T2">・</text:span><text:span text:style-name="T2">τ</text:span></text:p>
          </draw:text-box>
        </draw:frame>
        <draw:frame draw:style-name="gr4" draw:text-style-name="P5" draw:layer="layout" svg:width="3.8cm" svg:height="0.628cm" svg:x="12.1cm" svg:y="9.1cm">
          <draw:text-box>
            <text:p><text:span text:style-name="T3">f[i+1] = f( (</text:span><text:span text:style-name="T2">i+1)</text:span><text:span text:style-name="T2">・</text:span><text:span text:style-name="T2">τ)</text:span></text:p>
          </draw:text-box>
        </draw:frame>
        <draw:frame draw:style-name="gr4" draw:text-style-name="P5" draw:layer="layout" svg:width="3.8cm" svg:height="0.628cm" svg:x="15cm" svg:y="10.4cm">
          <draw:text-box>
            <text:p><text:span text:style-name="T3">f[i+2] = f( (</text:span><text:span text:style-name="T2">i+2)</text:span><text:span text:style-name="T2">・</text:span><text:span text:style-name="T2">τ)</text:span></text:p>
          </draw:text-box>
        </draw:frame>
        <draw:frame draw:style-name="gr4" draw:text-style-name="P5" draw:layer="layout" svg:width="3.8cm" svg:height="0.628cm" svg:x="3.9cm" svg:y="7cm">
          <draw:text-box>
            <text:p><text:span text:style-name="T3">f[i-2] = f( (</text:span><text:span text:style-name="T2">i-2)</text:span><text:span text:style-name="T2">・</text:span><text:span text:style-name="T2">τ)</text:span></text:p>
          </draw:text-box>
        </draw:frame>
        <draw:line draw:style-name="gr3" draw:text-style-name="P4" draw:layer="layout" svg:x1="3.298cm" svg:y1="3.598cm" svg:x2="3.298cm" svg:y2="11.49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kai </meta:initial-creator>
    <meta:creation-date>2015-03-03T15:40:53</meta:creation-date>
    <dc:date>2021-02-12T16:14:33.314190353</dc:date>
    <meta:editing-duration>PT37M43S</meta:editing-duration>
    <meta:editing-cycles>22</meta:editing-cycles>
    <meta:generator>LibreOffice/7.1.0.3$MacOSX_X86_64 LibreOffice_project/f6099ecf3d29644b5008cc8f48f42f4a40986e4c</meta:generator>
    <meta:document-statistic meta:object-count="2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25cm" chart:symbol-height="0.25cm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01cm" svg:height="9cm" xlink:href="." xlink:type="simple" chart:class="chart:scatter" chart:style-name="ch1">
        <chart:plot-area chart:style-name="ch2" chart:data-source-has-labels="both" svg:x="0.296cm" svg:y="0.18cm" svg:width="14.209cm" svg:height="8.64cm">
          <chart:coordinate-region svg:x="0.296cm" svg:y="0.18cm" svg:width="14.209cm" svg:height="8.6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style-name="ch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